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Grass"-pin of the Layer Blend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second col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5-12-2016</text:date>, <text:time>20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6-12-15T20:40:12.26</dc:date>
    <dc:creator>Gerard de Vries</dc:creator>
    <meta:editing-duration>P4DT3H53M44S</meta:editing-duration>
    <meta:editing-cycles>279</meta:editing-cycles>
    <meta:document-statistic meta:table-count="1" meta:cell-count="388" meta:object-count="0"/>
  </office:meta>
</office:document-meta>
</file>